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 draw:opacity="0%"/>
    </style:style>
    <style:style style:name="gr5" style:family="graphic" style:parent-style-name="standard">
      <style:graphic-properties draw:stroke="solid" svg:stroke-width="0.031cm" svg:stroke-color="#000000" svg:stroke-opacity="0%" draw:stroke-linejoin="miter" svg:stroke-linecap="butt" draw:fill="none" fo:padding-top="0.015cm" fo:padding-bottom="0.015cm" fo:padding-left="0.015cm" fo:padding-right="0.015cm"/>
    </style:style>
    <style:style style:name="gr6" style:family="graphic" style:parent-style-name="standard">
      <style:graphic-properties draw:stroke="solid" svg:stroke-width="0.031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7" style:family="graphic" style:parent-style-name="standard">
      <style:graphic-properties draw:stroke="none" draw:fill="solid" draw:fill-color="#000000" draw:opacity="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0.70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 draw:opacity="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style:font-name="Helvetica1" fo:font-size="20pt" style:font-size-asian="20pt" style:font-name-complex="Helvetica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318cm" svg:height="1.27cm" svg:x="0.463cm" svg:y="0.753cm" svg:viewBox="0 0 319 1271" svg:d="M0 79c0-44 35-79 80-79h159c45 0 80 35 80 79v1113c0 44-35 79-80 79h-159c-45 0-80-35-80-79z">
          <text:p/>
        </draw:path>
        <draw:path draw:style-name="gr2" draw:text-style-name="P2" draw:layer="layout" svg:width="0.318cm" svg:height="1.27cm" svg:x="0.463cm" svg:y="0.753cm" svg:viewBox="0 0 319 1271" svg:d="M0 79c0-44 35-79 80-79h159c45 0 80 35 80 79v1113c0 44-35 79-80 79h-159c-45 0-80-35-80-79z">
          <text:p/>
        </draw:path>
        <draw:path draw:style-name="gr1" draw:text-style-name="P1" draw:layer="layout" svg:width="0.317cm" svg:height="1.27cm" svg:x="1.416cm" svg:y="0.753cm" svg:viewBox="0 0 318 1271" svg:d="M0 79c0-44 35-79 79-79h160c44 0 79 35 79 79v1113c0 44-35 79-79 79h-160c-44 0-79-35-79-79z">
          <text:p/>
        </draw:path>
        <draw:path draw:style-name="gr2" draw:text-style-name="P2" draw:layer="layout" svg:width="0.317cm" svg:height="1.27cm" svg:x="1.416cm" svg:y="0.753cm" svg:viewBox="0 0 318 1271" svg:d="M0 79c0-44 35-79 79-79h160c44 0 79 35 79 79v1113c0 44-35 79-79 79h-160c-44 0-79-35-79-79z">
          <text:p/>
        </draw:path>
        <draw:line draw:style-name="gr2" draw:text-style-name="P2" draw:layer="layout" svg:x1="0.781cm" svg:y1="1.388cm" svg:x2="1.4cm" svg:y2="1.388cm">
          <text:p/>
        </draw:line>
        <draw:polygon draw:style-name="gr3" draw:text-style-name="P3" draw:layer="layout" svg:width="0cm" svg:height="0.031cm" svg:x="0.781cm" svg:y="1.372cm" svg:viewBox="0 0 0 32" draw:points="0,32 0,0">
          <text:p/>
        </draw:polygon>
        <draw:polygon draw:style-name="gr3" draw:text-style-name="P3" draw:layer="layout" svg:width="0.227cm" svg:height="0.146cm" svg:x="1.173cm" svg:y="1.315cm" svg:viewBox="0 0 228 147" draw:points="228,74 0,147 0,0">
          <text:p/>
        </draw:polygon>
        <draw:path draw:style-name="gr3" draw:text-style-name="P3" draw:layer="layout" svg:width="0.259cm" svg:height="0.19cm" svg:x="1.157cm" svg:y="1.293cm" svg:viewBox="0 0 260 191" svg:d="M260 84v22l-260 85v-191zM33 147l160-52-160-52z">
          <text:p/>
        </draw:path>
        <draw:line draw:style-name="gr2" draw:text-style-name="P2" draw:layer="layout" svg:x1="1.733cm" svg:y1="1.388cm" svg:x2="2.368cm" svg:y2="1.388cm">
          <text:p/>
        </draw:line>
        <draw:polygon draw:style-name="gr3" draw:text-style-name="P3" draw:layer="layout" svg:width="0cm" svg:height="0.031cm" svg:x="1.733cm" svg:y="1.372cm" svg:viewBox="0 0 0 32" draw:points="0,32 0,0">
          <text:p/>
        </draw:polygon>
        <draw:polygon draw:style-name="gr3" draw:text-style-name="P3" draw:layer="layout" svg:width="0.227cm" svg:height="0.146cm" svg:x="2.141cm" svg:y="1.315cm" svg:viewBox="0 0 228 147" draw:points="228,74 0,147 0,0">
          <text:p/>
        </draw:polygon>
        <draw:path draw:style-name="gr3" draw:text-style-name="P3" draw:layer="layout" svg:width="0.243cm" svg:height="0.19cm" svg:x="2.125cm" svg:y="1.293cm" svg:viewBox="0 0 244 191" svg:d="M244 78v34l-244 79v-191zM32 147l161-52-161-52z">
          <text:p/>
        </draw:path>
        <draw:path draw:style-name="gr1" draw:text-style-name="P1" draw:layer="layout" svg:width="0.318cm" svg:height="1.27cm" svg:x="4.273cm" svg:y="0.753cm" svg:viewBox="0 0 319 1271" svg:d="M0 79c0-44 35-79 80-79h159c45 0 80 35 80 79v1113c0 44-35 79-80 79h-159c-45 0-80-35-80-79z">
          <text:p/>
        </draw:path>
        <draw:path draw:style-name="gr2" draw:text-style-name="P2" draw:layer="layout" svg:width="0.318cm" svg:height="1.27cm" svg:x="4.273cm" svg:y="0.753cm" svg:viewBox="0 0 319 1271" svg:d="M0 79c0-44 35-79 80-79h159c45 0 80 35 80 79v1113c0 44-35 79-80 79h-159c-45 0-80-35-80-79z">
          <text:p/>
        </draw:path>
        <draw:line draw:style-name="gr2" draw:text-style-name="P2" draw:layer="layout" svg:x1="3.638cm" svg:y1="1.388cm" svg:x2="4.257cm" svg:y2="1.388cm">
          <text:p/>
        </draw:line>
        <draw:polygon draw:style-name="gr3" draw:text-style-name="P3" draw:layer="layout" svg:width="0cm" svg:height="0.031cm" svg:x="3.638cm" svg:y="1.372cm" svg:viewBox="0 0 0 32" draw:points="0,32 0,0">
          <text:p/>
        </draw:polygon>
        <draw:polygon draw:style-name="gr3" draw:text-style-name="P3" draw:layer="layout" svg:width="0.227cm" svg:height="0.146cm" svg:x="4.03cm" svg:y="1.315cm" svg:viewBox="0 0 228 147" draw:points="228,74 0,147 0,0">
          <text:p/>
        </draw:polygon>
        <draw:path draw:style-name="gr3" draw:text-style-name="P3" draw:layer="layout" svg:width="0.259cm" svg:height="0.19cm" svg:x="4.014cm" svg:y="1.293cm" svg:viewBox="0 0 260 191" svg:d="M260 84v22l-260 85v-191zM33 147l161-52-161-52z">
          <text:p/>
        </draw:path>
        <draw:path draw:style-name="gr4" draw:text-style-name="P4" draw:layer="layout" svg:width="2.54cm" svg:height="0.662cm" svg:x="1.733cm" svg:y="0.753cm" svg:viewBox="0 0 2541 663" svg:d="M0 79c0-44 35-79 80-79h2382c44 0 79 35 79 79v505c0 42-35 79-79 79h-2382c-45 0-80-37-80-79z">
          <text:p/>
        </draw:path>
        <draw:path draw:style-name="gr5" draw:text-style-name="P2" draw:layer="layout" svg:width="2.54cm" svg:height="0.662cm" svg:x="1.733cm" svg:y="0.753cm" svg:viewBox="0 0 2541 663" svg:d="M0 79c0-44 35-79 80-79h2382c44 0 79 35 79 79v505c0 42-35 79-79 79h-2382c-45 0-80-37-80-79z">
          <text:p/>
        </draw:path>
        <draw:polygon draw:style-name="gr3" draw:text-style-name="P3" draw:layer="layout" svg:width="0.067cm" svg:height="0.074cm" svg:x="2.772cm" svg:y="1.322cm" svg:viewBox="0 0 68 75" draw:points="0,75 0,38 0,0 68,0 68,38 68,75">
          <text:p/>
        </draw:polygon>
        <draw:polygon draw:style-name="gr3" draw:text-style-name="P3" draw:layer="layout" svg:width="0.066cm" svg:height="0.074cm" svg:x="2.968cm" svg:y="1.322cm" svg:viewBox="0 0 67 75" draw:points="0,75 0,38 0,0 67,0 67,38 67,75">
          <text:p/>
        </draw:polygon>
        <draw:polygon draw:style-name="gr3" draw:text-style-name="P3" draw:layer="layout" svg:width="0.066cm" svg:height="0.074cm" svg:x="3.163cm" svg:y="1.322cm" svg:viewBox="0 0 67 75" draw:points="0,75 0,38 0,0 67,0 67,38 67,75">
          <text:p/>
        </draw:polygon>
        <draw:line draw:style-name="gr2" draw:text-style-name="P2" draw:layer="layout" svg:x1="0.622cm" svg:y1="2.658cm" svg:x2="0.622cm" svg:y2="2.039cm">
          <text:p/>
        </draw:line>
        <draw:polygon draw:style-name="gr3" draw:text-style-name="P3" draw:layer="layout" svg:width="0.146cm" svg:height="0.227cm" svg:x="0.549cm" svg:y="2.039cm" svg:viewBox="0 0 147 228" draw:points="147,228 0,228 74,0">
          <text:p/>
        </draw:polygon>
        <draw:path draw:style-name="gr3" draw:text-style-name="P3" draw:layer="layout" svg:width="0.19cm" svg:height="0.259cm" svg:x="0.527cm" svg:y="2.023cm" svg:viewBox="0 0 191 260" svg:d="M191 260h-191l85-260h22zM43 228h105l-52-161z">
          <text:p/>
        </draw:path>
        <draw:line draw:style-name="gr2" draw:text-style-name="P2" draw:layer="layout" svg:x1="1.575cm" svg:y1="2.658cm" svg:x2="1.575cm" svg:y2="2.039cm">
          <text:p/>
        </draw:line>
        <draw:polygon draw:style-name="gr3" draw:text-style-name="P3" draw:layer="layout" svg:width="0.147cm" svg:height="0.227cm" svg:x="1.501cm" svg:y="2.039cm" svg:viewBox="0 0 148 228" draw:points="148,228 0,228 74,0">
          <text:p/>
        </draw:polygon>
        <draw:path draw:style-name="gr3" draw:text-style-name="P3" draw:layer="layout" svg:width="0.191cm" svg:height="0.259cm" svg:x="1.479cm" svg:y="2.023cm" svg:viewBox="0 0 192 260" svg:d="M192 260h-192l85-260h23zM43 228h106l-52-161z">
          <text:p/>
        </draw:path>
        <draw:line draw:style-name="gr2" draw:text-style-name="P2" draw:layer="layout" svg:x1="4.432cm" svg:y1="2.658cm" svg:x2="4.432cm" svg:y2="2.039cm">
          <text:p/>
        </draw:line>
        <draw:polygon draw:style-name="gr3" draw:text-style-name="P3" draw:layer="layout" svg:width="0.146cm" svg:height="0.227cm" svg:x="4.359cm" svg:y="2.039cm" svg:viewBox="0 0 147 228" draw:points="147,228 0,228 74,0">
          <text:p/>
        </draw:polygon>
        <draw:path draw:style-name="gr3" draw:text-style-name="P3" draw:layer="layout" svg:width="0.19cm" svg:height="0.259cm" svg:x="4.337cm" svg:y="2.023cm" svg:viewBox="0 0 191 260" svg:d="M191 260h-191l85-260h22zM44 228h104l-52-161z">
          <text:p/>
        </draw:path>
        <draw:line draw:style-name="gr2" draw:text-style-name="P2" draw:layer="layout" svg:x1="0.622cm" svg:y1="0.753cm" svg:x2="0.622cm" svg:y2="0.134cm">
          <text:p/>
        </draw:line>
        <draw:polygon draw:style-name="gr3" draw:text-style-name="P3" draw:layer="layout" svg:width="0.031cm" svg:height="0cm" svg:x="0.606cm" svg:y="0.753cm" svg:viewBox="0 0 32 0" draw:points="32,0 0,0">
          <text:p/>
        </draw:polygon>
        <draw:polygon draw:style-name="gr6" draw:text-style-name="P3" draw:layer="layout" svg:width="0.146cm" svg:height="0.227cm" svg:x="0.549cm" svg:y="0.134cm" svg:viewBox="0 0 147 228" draw:points="74,0 147,228 0,228">
          <text:p/>
        </draw:polygon>
        <draw:line draw:style-name="gr2" draw:text-style-name="P2" draw:layer="layout" svg:x1="1.575cm" svg:y1="0.753cm" svg:x2="1.575cm" svg:y2="0.134cm">
          <text:p/>
        </draw:line>
        <draw:polygon draw:style-name="gr3" draw:text-style-name="P3" draw:layer="layout" svg:width="0.03cm" svg:height="0cm" svg:x="1.559cm" svg:y="0.753cm" svg:viewBox="0 0 31 0" draw:points="31,0 0,0">
          <text:p/>
        </draw:polygon>
        <draw:polygon draw:style-name="gr6" draw:text-style-name="P3" draw:layer="layout" svg:width="0.147cm" svg:height="0.227cm" svg:x="1.501cm" svg:y="0.134cm" svg:viewBox="0 0 148 228" draw:points="74,0 148,228 0,228">
          <text:p/>
        </draw:polygon>
        <draw:line draw:style-name="gr2" draw:text-style-name="P2" draw:layer="layout" svg:x1="4.432cm" svg:y1="0.753cm" svg:x2="4.432cm" svg:y2="0.134cm">
          <text:p/>
        </draw:line>
        <draw:polygon draw:style-name="gr3" draw:text-style-name="P3" draw:layer="layout" svg:width="0.031cm" svg:height="0cm" svg:x="4.416cm" svg:y="0.753cm" svg:viewBox="0 0 32 0" draw:points="32,0 0,0">
          <text:p/>
        </draw:polygon>
        <draw:polygon draw:style-name="gr6" draw:text-style-name="P3" draw:layer="layout" svg:width="0.146cm" svg:height="0.227cm" svg:x="4.359cm" svg:y="0.134cm" svg:viewBox="0 0 147 228" draw:points="74,0 147,228 0,228">
          <text:p/>
        </draw:polygon>
        <draw:path draw:style-name="gr1" draw:text-style-name="P1" draw:layer="layout" svg:width="0.318cm" svg:height="1.27cm" svg:x="2.368cm" svg:y="0.753cm" svg:viewBox="0 0 319 1271" svg:d="M0 79c0-44 35-79 80-79h159c45 0 80 35 80 79v1113c0 44-35 79-80 79h-159c-45 0-80-35-80-79z">
          <text:p/>
        </draw:path>
        <draw:path draw:style-name="gr2" draw:text-style-name="P2" draw:layer="layout" svg:width="0.318cm" svg:height="1.27cm" svg:x="2.368cm" svg:y="0.753cm" svg:viewBox="0 0 319 1271" svg:d="M0 79c0-44 35-79 80-79h159c45 0 80 35 80 79v1113c0 44-35 79-80 79h-159c-45 0-80-35-80-79z">
          <text:p/>
        </draw:path>
        <draw:path draw:style-name="gr1" draw:text-style-name="P1" draw:layer="layout" svg:width="0.317cm" svg:height="1.27cm" svg:x="3.321cm" svg:y="0.753cm" svg:viewBox="0 0 318 1271" svg:d="M0 79c0-44 35-79 79-79h160c44 0 79 35 79 79v1113c0 44-35 79-79 79h-160c-44 0-79-35-79-79z">
          <text:p/>
        </draw:path>
        <draw:path draw:style-name="gr2" draw:text-style-name="P2" draw:layer="layout" svg:width="0.317cm" svg:height="1.27cm" svg:x="3.321cm" svg:y="0.753cm" svg:viewBox="0 0 318 1271" svg:d="M0 79c0-44 35-79 79-79h160c44 0 79 35 79 79v1113c0 44-35 79-79 79h-160c-44 0-79-35-79-79z">
          <text:p/>
        </draw:path>
        <draw:line draw:style-name="gr2" draw:text-style-name="P2" draw:layer="layout" svg:x1="2.527cm" svg:y1="0.753cm" svg:x2="2.527cm" svg:y2="0.118cm">
          <text:p/>
        </draw:line>
        <draw:polygon draw:style-name="gr3" draw:text-style-name="P3" draw:layer="layout" svg:width="0.031cm" svg:height="0cm" svg:x="2.511cm" svg:y="0.753cm" svg:viewBox="0 0 32 0" draw:points="32,0 0,0">
          <text:p/>
        </draw:polygon>
        <draw:polygon draw:style-name="gr6" draw:text-style-name="P3" draw:layer="layout" svg:width="0.146cm" svg:height="0.227cm" svg:x="2.454cm" svg:y="0.118cm" svg:viewBox="0 0 147 228" draw:points="74,0 147,228 0,228">
          <text:p/>
        </draw:polygon>
        <draw:line draw:style-name="gr2" draw:text-style-name="P2" draw:layer="layout" svg:x1="3.48cm" svg:y1="0.753cm" svg:x2="3.48cm" svg:y2="0.118cm">
          <text:p/>
        </draw:line>
        <draw:polygon draw:style-name="gr3" draw:text-style-name="P3" draw:layer="layout" svg:width="0.03cm" svg:height="0cm" svg:x="3.464cm" svg:y="0.753cm" svg:viewBox="0 0 31 0" draw:points="31,0 0,0">
          <text:p/>
        </draw:polygon>
        <draw:polygon draw:style-name="gr6" draw:text-style-name="P3" draw:layer="layout" svg:width="0.147cm" svg:height="0.227cm" svg:x="3.406cm" svg:y="0.118cm" svg:viewBox="0 0 148 228" draw:points="74,0 148,228 0,228">
          <text:p/>
        </draw:polygon>
        <draw:line draw:style-name="gr2" draw:text-style-name="P2" draw:layer="layout" svg:x1="2.527cm" svg:y1="2.658cm" svg:x2="2.527cm" svg:y2="2.023cm">
          <text:p/>
        </draw:line>
        <draw:polygon draw:style-name="gr3" draw:text-style-name="P3" draw:layer="layout" svg:width="0.146cm" svg:height="0.227cm" svg:x="2.454cm" svg:y="2.023cm" svg:viewBox="0 0 147 228" draw:points="147,228 0,228 74,0">
          <text:p/>
        </draw:polygon>
        <draw:path draw:style-name="gr3" draw:text-style-name="P3" draw:layer="layout" svg:width="0.19cm" svg:height="0.243cm" svg:x="2.432cm" svg:y="2.023cm" svg:viewBox="0 0 191 244" svg:d="M191 244h-191l79-244h34zM44 212h104l-52-160z">
          <text:p/>
        </draw:path>
        <draw:line draw:style-name="gr2" draw:text-style-name="P2" draw:layer="layout" svg:x1="3.48cm" svg:y1="2.658cm" svg:x2="3.48cm" svg:y2="2.023cm">
          <text:p/>
        </draw:line>
        <draw:polygon draw:style-name="gr3" draw:text-style-name="P3" draw:layer="layout" svg:width="0.147cm" svg:height="0.227cm" svg:x="3.406cm" svg:y="2.023cm" svg:viewBox="0 0 148 228" draw:points="148,228 0,228 74,0">
          <text:p/>
        </draw:polygon>
        <draw:path draw:style-name="gr3" draw:text-style-name="P3" draw:layer="layout" svg:width="0.191cm" svg:height="0.243cm" svg:x="3.384cm" svg:y="2.023cm" svg:viewBox="0 0 192 244" svg:d="M192 244h-192l79-244h35zM44 212h105l-52-160z">
          <text:p/>
        </draw:path>
        <draw:path draw:style-name="gr7" draw:text-style-name="P5" draw:layer="layout" svg:width="4.762cm" svg:height="1.537cm" svg:x="0.146cm" svg:y="0.626cm" svg:viewBox="0 0 4763 1538" svg:d="M0 79c0-44 35-79 79-79h4605c44 0 79 35 79 79v1379c0 45-35 80-79 80h-4605c-44 0-79-35-79-80z">
          <text:p/>
        </draw:path>
        <draw:path draw:style-name="gr2" draw:text-style-name="P2" draw:layer="layout" svg:width="4.762cm" svg:height="1.537cm" svg:x="0.146cm" svg:y="0.626cm" svg:viewBox="0 0 4763 1538" svg:d="M386 0h307M847 0h308M1307 0h308M1768 0h308M2228 0h308M2688 0h308M3149 0h308M3609 0h308M4070 0h307M4530 0h154l48 16 26 38 5 25v153M4763 386v306M4763 845v306M4763 1305v153l-16 48-38 27-25 5h-154M4377 1538h-307M3917 1538h-308M3457 1538h-308M2996 1538h-308M2536 1538h-308M2076 1538h-308M1615 1538h-308M1155 1538h-308M693 1538h-307M233 1538h-154l-47-16-27-38-5-26v-153M0 1151v-306M0 692v-306M0 232v-153l16-47 38-27 25-5h154">
          <text:p/>
        </draw:path>
        <draw:frame draw:style-name="gr8" draw:text-style-name="P7" draw:layer="layout" svg:width="0.705cm" svg:height="1.017cm" svg:x="2.71cm" svg:y="0.587cm">
          <draw:text-box>
            <text:p text:style-name="P6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02:31:46.858173541</meta:creation-date>
    <dc:date>2018-12-31T19:37:35.686792286</dc:date>
    <meta:editing-duration>PT3M59S</meta:editing-duration>
    <meta:editing-cycles>3</meta:editing-cycles>
    <meta:generator>LibreOffice/5.1.6.2$Linux_X86_64 LibreOffice_project/10m0$Build-2</meta:generator>
    <meta:document-statistic meta:object-count="60"/>
  </office:meta>
</office:document-meta>
</file>